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lgamesh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einbuddh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 AnimeCharact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https://ja.wikipedia.org/wiki/%E5%85%B5%E8%A1%9B%E5%86%85%E4%BE%8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5%90%89%E5%B7%9D%E4%B8%89%E5%B7%A6%E8%A1%9B%E9%96%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3%8D%E3%83%96%E3%82%AB%E3%83%89%E3%83%8D%E3%82%B6%E3%83%AB2%E4%B8%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 MangaCharacte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2%A8%E3%83%9E%E3%83%BC%E3%83%8C%E3%82%A8%E3%83%AB%E3%83%BB%E3%83%95%E3%82%A9%E3%82%A4%E3%82%A2%E3%83%BC%E3%83%9E%E3%83%B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3%A0%E3%82%A4%E3%83%BC%E3%83%8C%E3%83%83%E3%83%87%E3%82%A3%E3%83%BC%E3%83%B3%E3%83%BB%E3%83%81%E3%82%B7%E3%83%A5%E3%83%86%E3%82%A3%E3%83%B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amensdisambiguierung</text:p>
          </table:table-cell>
          <table:table-cell/>
          <table:table-cell office:value-type="string" calcext:value-type="string">
            <text:p>https://ja.wikipedia.org/wiki/%E7%94%B0%E4%B8%AD%E9%9A%86%E4%B8%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2%A2%E3%83%B3%E3%83%88%E3%83%AF%E3%83%BC%E3%83%8C%E3%83%BB%E3%83%93%E3%83%A5%E3%83%8E%E3%83%AF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ott Marduk</text:p>
          </table:table-cell>
          <table:table-cell/>
          <table:table-cell office:value-type="string" calcext:value-type="string">
            <text:p>https://ja.wikipedia.org/wiki/%E3%83%9E%E3%83%AB%E3%83%89%E3%82%A5%E3%82%AF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2%B9%E3%83%96%E3%82%BF%E3%82%A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 AnimeCharacter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8%B2%9E%E6%9A%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7%94%9F%E9%A7%92%E8%A6%AA%E9%87%8D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https://ja.wikipedia.org/wiki/%E6%96%AF%E6%B3%A2%E7%BE%A9%E7%9C%9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godess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N literates page</text:p>
          </table:table-cell>
          <table:table-cell/>
          <table:table-cell office:value-type="string" calcext:value-type="string">
            <text:p>https://ja.wikipedia.org/wiki/%E8%B2%A1%E6%94%BF%E5%AE%B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N AnimeCharacter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lan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2%A8%E3%83%89%E3%82%A5%E3%82%A2%E3%83%AB%E3%83%88%E3%83%BB%E3%83%95%E3%83%AA%E3%83%BC%E3%83%89%E3%83%AA%E3%83%92%E3%83%BB%E3%83%9A%E3%83%BC%E3%83%94%E3%83%83%E3%83%9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3%A9%E3%83%95%E3%82%A1%E3%82%A6%E3%83%BB%E3%83%AC%E3%82%B7%E3%83%81%E3%83%8B%E3%82%B9%E3%82%AD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ja.wikipedia.org/wiki/%E9%87%8E%E5%91%82%E6%85%8E%E6%B2%BB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 TV Character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name disamb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https://ja.wikipedia.org/wiki/%E4%B8%89%E9%81%8A%E4%BA%AD%E7%A6%8F%E5%9C%93%E9%81%8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https://ja.wikipedia.org/wiki/三丁目の夕日の登場人物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N TV series</text:p>
          </table:table-cell>
          <table:table-cell/>
          <table:table-cell office:value-type="string" calcext:value-type="string">
            <text:p>https://ja.wikipedia.org/wiki/%E3%83%88%E3%83%AF%E3%82%A4%E3%83%A9%E3%82%A4%E3%83%88_%28%E3%83%90%E3%83%95%E3%82%A3%E3%83%BC%E3%81%AE%E7%99%BB%E5%A0%B4%E4%BA%BA%E7%89%A9%2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https://ja.wikipedia.org/wiki/%E4%B8%AD%E5%B1%B1%E6%88%90%E5%85%A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3%82%A4%E3%83%BC%E3%82%B4%E3%83%AA2%E4%B8%9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ttps://ja.wikipedia.org/wiki/%E3%83%9B%E3%82%B0%E3%83%AF%E3%83%BC%E3%83%84%E9%AD%94%E6%B3%95%E9%AD%94%E8%A1%93%E5%AD%A6%E6%A0%A1#.E3.82.B9.E3.83.AA.E3.82.B6.E3.83.AA.E3.83.B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isamb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N </text:p>
          </table:table-cell>
          <table:table-cell/>
          <table:table-cell office:value-type="string" calcext:value-type="string">
            <text:p>https://ja.wikipedia.org/wiki/%E6%A9%9F%E5%8B%95%E6%88%A6%E5%A3%AB%E3%82%AC%E3%83%B3%E3%83%80%E3%83%A0SEED_ASTRAY%E3%82%B7%E3%83%AA%E3%83%BC%E3%82%BA%E3%81%AE%E7%99%BB%E5%A0%B4%E4%BA%BA%E7%89%A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ttps://ja.wikipedia.org/wiki/%E6%9E%97%E6%88%BF%E9%9B%8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2:59:48.273170292</meta:creation-date>
    <dc:date>2017-09-12T17:24:16.522170848</dc:date>
    <meta:editing-duration>PT4H9M12S</meta:editing-duration>
    <meta:editing-cycles>11</meta:editing-cycles>
    <meta:generator>LibreOffice/4.2.8.2$Linux_X86_64 LibreOffice_project/420$Build-2</meta:generator>
    <meta:document-statistic meta:table-count="1" meta:cell-count="1502" meta:object-count="0"/>
  </office:meta>
</office:document-meta>
</file>